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A0D00000F02424420A7712B7652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width="17cm" svg:height="25.384cm" draw:z-index="0"><draw:image xlink:href="Pictures/1000000000000A0D00000F02424420A7712B7652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4T16:07:09.437000000</meta:creation-date>
    <dc:date>2023-03-24T16:08:57.812000000</dc:date>
    <meta:editing-duration>PT1M4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3.2$Windows_X86_64 LibreOffice_project/d1d0ea68f081ee2800a922cac8f79445e4603348</meta:generator>
  </office:meta>
</office:document-meta>
</file>